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ConversionException.MessageConversionException( String msg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ConversionException.MessageConversion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